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2701in" fo:break-before="page" table:align="margins"/>
    </style:style>
    <style:style style:name="Table1.A" style:family="table-column">
      <style:table-column-properties style:column-width="2.5757in" style:rel-column-width="20410*"/>
    </style:style>
    <style:style style:name="Table1.B" style:family="table-column">
      <style:table-column-properties style:column-width="5.6944in" style:rel-column-width="45125*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0431in"/>
    </style:style>
    <style:style style:name="CV-" style:family="table">
      <style:table-properties style:width="5.5563in" fo:margin-left="0in" fo:margin-right="0.1389in" table:align="margins"/>
    </style:style>
    <style:style style:name="CV-.A" style:family="table-column">
      <style:table-column-properties style:column-width="5.5563in" style:rel-column-width="65535*"/>
    </style:style>
    <style:style style:name="CV-.A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5.4799in" style:rel-width="100%" table:align="left"/>
    </style:style>
    <style:style style:name="Table3.A" style:family="table-column">
      <style:table-column-properties style:column-width="1.4479in" style:rel-column-width="2085*"/>
    </style:style>
    <style:style style:name="Table3.B" style:family="table-column">
      <style:table-column-properties style:column-width="4.0319in" style:rel-column-width="5806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5.4396in" fo:margin-left="0.0486in" fo:margin-right="-0.0083in" table:align="margins"/>
    </style:style>
    <style:style style:name="Table2.A" style:family="table-column">
      <style:table-column-properties style:column-width="4.3028in" style:rel-column-width="51838*"/>
    </style:style>
    <style:style style:name="Table2.B" style:family="table-column">
      <style:table-column-properties style:column-width="1.1368in" style:rel-column-width="1369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" fo:padding="0.0382in" fo:border="none"/>
    </style:style>
    <style:style style:name="Table2.3" style:family="table-row">
      <style:table-row-properties style:row-height="0.05in"/>
    </style:style>
    <style:style style:name="P1" style:family="paragraph" style:parent-style-name="Table_20_Contents">
      <style:text-properties fo:font-size="20pt" style:font-size-asian="20pt" style:font-size-complex="20pt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fo:font-size="2pt" fo:language="en" fo:country="US" style:font-size-asian="2pt" style:font-size-complex="2pt"/>
    </style:style>
    <style:style style:name="P4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5" style:family="paragraph" style:parent-style-name="Table_20_Contents">
      <style:text-properties style:font-name="Times New Roman" fo:font-size="11pt" fo:language="en" fo:country="US" style:font-size-asian="11pt" style:font-size-complex="11pt"/>
    </style:style>
    <style:style style:name="P6" style:family="paragraph" style:parent-style-name="Table_20_Contents">
      <style:paragraph-properties fo:margin-left="0.0118in" fo:margin-right="0.1854in" fo:text-indent="0in" style:auto-text-indent="false">
        <style:tab-stops>
          <style:tab-stop style:position="0.0693in"/>
        </style:tab-stops>
      </style:paragraph-properties>
      <style:text-properties fo:color="#ffffff" style:font-name="Times New Roman" fo:font-size="15pt" fo:language="en" fo:country="US" fo:font-weight="bold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Table_20_Contents">
      <style:paragraph-properties fo:margin-left="0.0118in" fo:margin-right="0.1854in" fo:text-indent="0in" style:auto-text-indent="false">
        <style:tab-stops>
          <style:tab-stop style:position="0.0693in"/>
        </style:tab-stops>
      </style:paragraph-properties>
      <style:text-properties fo:color="#ffffff" style:font-name="Times New Roman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.0118in" fo:margin-right="0.1854in" fo:text-indent="0in" style:auto-text-indent="false" fo:background-color="transparent" style:shadow="none">
        <style:tab-stops/>
        <style:background-image/>
      </style:paragraph-properties>
      <style:text-properties fo:color="#669900" style:font-name="Times New Roman" fo:font-size="26pt" fo:language="en" fo:country="US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9" style:family="paragraph" style:parent-style-name="Table_20_Contents">
      <style:paragraph-properties fo:margin-left="0in" fo:margin-right="0.1854in" fo:text-indent="0in" style:auto-text-indent="false">
        <style:tab-stops>
          <style:tab-stop style:position="0.0693in"/>
        </style:tab-stops>
      </style:paragraph-properties>
      <style:text-properties style:font-name="Times New Roman" fo:font-size="8pt" style:font-size-asian="8pt" style:font-size-complex="8pt"/>
    </style:style>
    <style:style style:name="P10" style:family="paragraph" style:parent-style-name="Table_20_Contents">
      <style:paragraph-properties fo:margin-left="0in" fo:margin-right="0.1854in" fo:line-height="0.0598in" fo:text-align="start" style:justify-single-word="false" fo:text-indent="0in" style:auto-text-indent="false"/>
      <style:text-properties style:font-name="Times New Roman" fo:font-size="8pt" fo:language="en" fo:country="US" style:font-size-asian="8pt" style:font-size-complex="8pt"/>
    </style:style>
    <style:style style:name="P11" style:family="paragraph" style:parent-style-name="Table_20_Contents">
      <style:paragraph-properties fo:margin-left="0in" fo:margin-right="0.2654in" fo:text-align="start" style:justify-single-word="false" fo:text-indent="0in" style:auto-text-indent="false" text:number-lines="false" text:line-number="0"/>
    </style:style>
    <style:style style:name="P12" style:family="paragraph" style:parent-style-name="Table_20_Contents">
      <style:paragraph-properties fo:margin-left="0in" fo:margin-right="0.2654in" fo:text-align="start" style:justify-single-word="false" fo:text-indent="0in" style:auto-text-indent="false" text:number-lines="false" text:line-number="0"/>
      <style:text-properties fo:font-size="20pt" style:font-size-asian="20pt" style:font-size-complex="20pt"/>
    </style:style>
    <style:style style:name="P13" style:family="paragraph" style:parent-style-name="Table_20_Contents">
      <style:paragraph-properties fo:margin-left="0in" fo:margin-right="0in" fo:text-indent="0in" style:auto-text-indent="false" text:number-lines="false" text:line-number="0"/>
      <style:text-properties style:font-name="Times New Roman"/>
    </style:style>
    <style:style style:name="P14" style:family="paragraph" style:parent-style-name="Table_20_Contents">
      <style:paragraph-properties fo:margin-left="0in" fo:margin-right="0in" fo:text-align="end" style:justify-single-word="false" fo:text-indent="0in" style:auto-text-indent="false" text:number-lines="false" text:line-number="0"/>
      <style:text-properties style:font-name="Times New Roman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margin-left="0in" fo:margin-right="0in" fo:text-indent="0in" style:auto-text-indent="false" text:number-lines="false" text:line-number="0">
        <style:tab-stops>
          <style:tab-stop style:position="0.2898in"/>
        </style:tab-stops>
      </style:paragraph-properties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Table_20_Contents">
      <style:paragraph-properties fo:margin-left="0in" fo:margin-right="0in" fo:text-indent="0in" style:auto-text-indent="false" text:number-lines="false" text:line-number="0"/>
      <style:text-properties fo:font-size="2pt" fo:font-weight="normal" style:font-size-asian="2pt" style:font-weight-asian="normal" style:font-size-complex="2pt" style:font-weight-complex="normal"/>
    </style:style>
    <style:style style:name="P17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fo:font-size="26pt" fo:font-weight="bold" style:font-size-asian="26pt" style:font-weight-asian="bold" style:font-size-complex="26pt" style:font-weight-complex="bold"/>
    </style:style>
    <style:style style:name="P18" style:family="paragraph" style:parent-style-name="Table_20_Contents">
      <style:paragraph-properties fo:margin-left="0.3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4165in"/>
        </style:tab-stops>
      </style:paragraph-properties>
      <style:text-properties fo:color="#000000" fo:font-size="30pt" fo:language="en" fo:country="US" fo:font-weight="bold" fo:background-color="transparent" style:font-size-asian="30pt" style:font-weight-asian="bold" style:font-size-complex="30pt" style:font-weight-complex="bold"/>
    </style:style>
    <style:style style:name="P19" style:family="paragraph" style:parent-style-name="Table_20_Contents">
      <style:paragraph-properties fo:margin-left="0.3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Adobe Fan Heiti Std B" fo:font-size="8pt" fo:language="en" fo:country="US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Table_20_Contents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pl" fo:country="PL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fo:font-weight="normal" fo:background-color="transparent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25" style:family="paragraph" style:parent-style-name="Table_20_Contents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4165in"/>
        </style:tab-stops>
      </style:paragraph-properties>
      <style:text-properties fo:color="#000000" style:font-name="Times New Roman" fo:font-size="30pt" fo:font-weight="bold" style:font-size-asian="30pt" style:font-weight-asian="bold" style:font-size-complex="30pt" style:font-weight-complex="bold"/>
    </style:style>
    <style:style style:name="P26" style:family="paragraph" style:parent-style-name="Table_20_Contents">
      <style:paragraph-properties fo:margin-left="0.3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</style:style>
    <style:style style:name="P27" style:family="paragraph" style:parent-style-name="Standard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margin-left="0.3in" fo:margin-right="0.0402in" fo:text-align="start" style:justify-single-word="false" fo:text-indent="0in" style:auto-text-indent="false">
        <style:tab-stops>
          <style:tab-stop style:position="0.0693in"/>
        </style:tab-stops>
      </style:paragraph-properties>
      <style:text-properties fo:color="#000000" style:font-name="Times New Roman" fo:font-size="22pt" fo:language="en" fo:country="US" fo:font-style="normal" fo:font-weight="normal" fo:background-color="transparent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/>
    </style:style>
    <style:style style:name="P29" style:family="paragraph" style:parent-style-name="Table_20_Contents">
      <style:paragraph-properties fo:margin-left="0.3in" fo:margin-right="0.0402in" fo:text-align="start" style:justify-single-word="false" fo:text-indent="0in" style:auto-text-indent="false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Table_20_Contents">
      <style:paragraph-properties fo:background-color="transparent" text:number-lines="false" text:line-number="0">
        <style:background-image/>
      </style:paragraph-properties>
      <style:text-properties style:font-name="Times New Roman" fo:font-size="10pt" fo:language="en" fo:country="US" style:font-size-asian="10pt" style:font-size-complex="10pt"/>
    </style:style>
    <style:style style:name="P31" style:family="paragraph" style:parent-style-name="Table_20_Contents">
      <style:paragraph-properties fo:background-color="transparent" text:number-lines="false" text:line-number="0">
        <style:background-image/>
      </style:paragraph-properties>
      <style:text-properties style:font-name="Times New Roman" fo:font-size="10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able_20_Contents">
      <style:paragraph-properties fo:background-color="transparent" text:number-lines="false" text:line-number="0">
        <style:background-image/>
      </style:paragraph-properties>
      <style:text-properties fo:font-variant="normal" fo:text-transform="none" fo:color="#000000" style:text-line-through-style="none" style:font-name="Times New Roman" fo:font-size="10pt" fo:language="en" fo:country="US" fo:font-style="normal" style:text-underline-style="none" fo:font-weight="normal" style:text-blinking="fals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able_20_Contents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0pt" fo:language="pl" fo:country="PL" fo:font-style="normal" style:text-underline-style="none" fo:font-weight="normal" style:text-blinking="fals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>
        <style:tab-stops>
          <style:tab-stop style:position="0.1272in"/>
          <style:tab-stop style:position="0.3472in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0.1272in"/>
          <style:tab-stop style:position="0.3472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36" style:family="paragraph" style:parent-style-name="Table_20_Contents">
      <style:paragraph-properties fo:margin-left="0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Adobe Fan Heiti Std B" fo:font-size="8pt" fo:language="en" fo:country="US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37" style:family="paragraph" style:parent-style-name="Standard" style:list-style-name="L1">
      <style:paragraph-properties fo:margin-left="0.1598in" fo:margin-right="0in" fo:text-indent="-0.1299in" style:auto-text-indent="false">
        <style:tab-stops>
          <style:tab-stop style:position="-0.2402in"/>
          <style:tab-stop style:position="0.061in"/>
        </style:tab-stops>
      </style:paragraph-properties>
      <style:text-properties fo:font-variant="normal" fo:text-transform="none" fo:color="#000000" style:text-line-through-style="none" style:font-name="Times New Roman" fo:font-size="10pt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 style:list-style-name="L2">
      <style:paragraph-properties fo:margin-left="0.1598in" fo:margin-right="0in" fo:text-indent="-0.1299in" style:auto-text-indent="false">
        <style:tab-stops>
          <style:tab-stop style:position="-0.2402in"/>
          <style:tab-stop style:position="0.061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39" style:family="paragraph" style:parent-style-name="Standard" style:list-style-name="L1">
      <style:paragraph-properties fo:margin-left="0.1598in" fo:margin-right="0in" fo:text-indent="-0.1299in" style:auto-text-indent="false">
        <style:tab-stops>
          <style:tab-stop style:position="-0.2402in"/>
          <style:tab-stop style:position="0.061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40" style:family="paragraph" style:parent-style-name="Standard" style:list-style-name="L2">
      <style:paragraph-properties fo:margin-left="0.0299in" fo:margin-right="0in" fo:text-indent="0in" style:auto-text-indent="false">
        <style:tab-stops>
          <style:tab-stop style:position="-0.2402in"/>
          <style:tab-stop style:position="0.061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 style:list-style-name="L3">
      <style:paragraph-properties fo:margin-left="0in" fo:margin-right="0in" fo:text-indent="0in" style:auto-text-indent="false">
        <style:tab-stops>
          <style:tab-stop style:position="0.1272in"/>
          <style:tab-stop style:position="0.3472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fo:language="pl" fo:country="PL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pl" fo:country="PL" style:font-size-asian="10pt" style:font-size-complex="10pt"/>
    </style:style>
    <style:style style:name="T4" style:family="text">
      <style:text-properties fo:language="uk" fo:country="UA"/>
    </style:style>
    <style:style style:name="T5" style:family="text"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style:font-name="Times New Roman" fo:font-size="10pt" fo:language="pl" fo:country="PL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000000" style:text-line-through-style="none" fo:font-size="9.75pt" fo:language="en" fo:country="US" fo:font-style="normal" style:text-underline-style="none" fo:font-weight="normal" style:text-blinking="fals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variant="normal" fo:text-transform="none" fo:color="#000000" style:text-line-through-style="none" fo:font-size="9.75pt" fo:language="en" fo:country="US" fo:font-style="normal" style:text-underline-style="none" fo:font-weight="bold" style:text-blinking="fals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variant="normal" fo:text-transform="none" fo:color="#000000" style:text-line-through-style="none" fo:font-size="9.75pt" fo:language="pl" fo:country="PL" fo:font-style="normal" style:text-underline-style="none" fo:font-weight="bold" style:text-blinking="fals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in" fo:margin-left="0.5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18in" fo:text-indent="-0.25in" fo:margin-left="0.7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18in" fo:text-indent="-0.25in" fo:margin-left="1.0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18in" fo:text-indent="-0.25in" fo:margin-left="1.2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18in" fo:text-indent="-0.25in" fo:margin-left="1.5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18in" fo:text-indent="-0.25in" fo:margin-left="1.7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18in" fo:text-indent="-0.25in" fo:margin-left="2.0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18in" fo:text-indent="-0.25in" fo:margin-left="2.2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18in" fo:text-indent="-0.25in" fo:margin-left="2.5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18in" fo:text-indent="-0.25in" fo:margin-left="2.7618in"/>
        </style:list-level-properties>
      </text:list-level-style-bullet>
    </text:list-style>
    <style:style style:name="gr1" style:family="graphic">
      <style:graphic-properties draw:stroke="none" svg:stroke-color="#1c1c1c" draw:fill="solid" draw:fill-color="#579d1c" draw:opacity="100%" draw:opacity-name="Transparency_20_1" draw:textarea-horizontal-align="center" draw:textarea-vertical-align="middle" draw:shadow-offset-x="0.1201in" draw:shadow-offset-y="0.1201in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1c1c1c" draw:fill="gradient" draw:fill-color="#99ff66" draw:fill-gradient-name="Gradient_20_7" draw:opacity="100%" draw:textarea-horizontal-align="center" draw:textarea-vertical-align="middle" draw:shadow-offset-x="0.1201in" draw:shadow-offset-y="0.1201in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ddddd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rect text:anchor-type="paragraph" draw:z-index="0" draw:style-name="gr1" draw:text-style-name="P42" svg:width="2.5724in" svg:height="11.6898in" svg:x="-4.0228in" svg:y="0.3535in"><text:p/></draw:rect></text:p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table:number-rows-spanned="19" office:value-type="string">
            <table:table table:name="CV-" table:style-name="CV-">
              <table:table-column table:style-name="CV-.A"/>
              <table:table-row>
                <table:table-cell table:style-name="CV-.A1" office:value-type="string">
                  <text:p text:style-name="P8">Test Engineer</text:p>
                </table:table-cell>
              </table:table-row>
              <table:table-row>
                <table:table-cell table:style-name="CV-.A1" office:value-type="string">
                  <text:p text:style-name="P7">SUMMARY OF QUALIFICATIONS:</text:p>
                </table:table-cell>
              </table:table-row>
              <table:table-row>
                <table:table-cell table:style-name="CV-.A1" office:value-type="string">
                  <text:list xml:id="list4498584624390171128" text:style-name="L1">
                    <text:list-item>
                      <text:p text:style-name="P37"><text:span text:style-name="T1">E</text:span>xperience of testing of web applications</text:p>
                    </text:list-item>
                    <text:list-item>
                      <text:p text:style-name="P37">Functional testing according to requirements specifications</text:p>
                    </text:list-item>
                    <text:list-item>
                      <text:p text:style-name="P37">Design and executing of test cases </text:p>
                    </text:list-item>
                    <text:list-item>
                      <text:p text:style-name="P37">Understanding of full testing life cycle</text:p>
                    </text:list-item>
                    <text:list-item>
                      <text:p text:style-name="P37">Agile projects with Scrum</text:p>
                    </text:list-item>
                    <text:list-item>
                      <text:p text:style-name="P37">ISTQB® Certified Tester FL</text:p>
                    </text:list-item>
                  </text:list>
                </table:table-cell>
              </table:table-row>
              <table:table-row>
                <table:table-cell table:style-name="CV-.A1" office:value-type="string">
                  <text:p text:style-name="P7">TECHNICAL SKILLS:</text:p>
                </table:table-cell>
              </table:table-row>
              <table:table-row>
                <table:table-cell table:style-name="CV-.A1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row>
                      <table:table-cell table:style-name="Table3.A1" office:value-type="string">
                        <text:p text:style-name="P15">Platforms:</text:p>
                      </table:table-cell>
                      <table:table-cell table:style-name="Table3.A1" office:value-type="string">
                        <text:p text:style-name="P4">Windows, UNIX/LINUX, MAC OS X</text:p>
                      </table:table-cell>
                    </table:table-row>
                    <table:table-row>
                      <table:table-cell table:style-name="Table3.A2" office:value-type="string">
                        <text:p text:style-name="P4">Mobile Platforms:</text:p>
                      </table:table-cell>
                      <table:table-cell table:style-name="Table3.A1" office:value-type="string">
                        <text:p text:style-name="P4">Android OS, iPhone OS</text:p>
                      </table:table-cell>
                    </table:table-row>
                    <table:table-row>
                      <table:table-cell table:style-name="Table3.A1" office:value-type="string">
                        <text:p text:style-name="P2"><text:span text:style-name="T2">Formal language</text:span><text:span text:style-name="T3">s</text:span><text:span text:style-name="T2">:</text:span></text:p>
                      </table:table-cell>
                      <table:table-cell table:style-name="Table3.A1" office:value-type="string">
                        <text:p text:style-name="P4">SQL, HTML, CSS, XML, JSON</text:p>
                      </table:table-cell>
                    </table:table-row>
                    <table:table-row>
                      <table:table-cell table:style-name="Table3.A1" office:value-type="string">
                        <text:p text:style-name="P4">Databases:</text:p>
                      </table:table-cell>
                      <table:table-cell table:style-name="Table3.A1" office:value-type="string">
                        <text:p text:style-name="P4">MySQL</text:p>
                      </table:table-cell>
                    </table:table-row>
                    <table:table-row>
                      <table:table-cell table:style-name="Table3.A1" office:value-type="string">
                        <text:p text:style-name="P31">Technologies and tools:</text:p>
                      </table:table-cell>
                      <table:table-cell table:style-name="Table3.A2" office:value-type="string">
                        <text:p text:style-name="P5">Jira, Asana, REST, Postman, phpmyadmin</text:p>
                      </table:table-cell>
                    </table:table-row>
                  </table:table>
                  <text:p text:style-name="P3"/>
                </table:table-cell>
              </table:table-row>
              <table:table-row>
                <table:table-cell table:style-name="CV-.A1" office:value-type="string">
                  <text:p text:style-name="P7">WORK EXPERIENCE:</text:p>
                </table:table-cell>
              </table:table-row>
              <table:table-row>
                <table:table-cell table:style-name="CV-.A1" office:value-type="string"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office:value-type="string">
                        <text:p text:style-name="P13"><text:span text:style-name="T7">W2BUSINESS QA ACADEMY, Wroclaw Poland / </text:span><text:span text:style-name="T9">Test Engineer</text:span></text:p>
                      </table:table-cell>
                      <table:table-cell table:style-name="Table2.B1" office:value-type="string">
                        <text:p text:style-name="P14">Mar 2018 – Present</text:p>
                      </table:table-cell>
                    </table:table-row>
                    <table:table-row>
                      <table:table-cell table:style-name="Table2.A1" table:number-columns-spanned="2" office:value-type="string">
                        <text:p text:style-name="P32">Responsibilities:</text:p>
                        <text:list xml:id="list27328468" text:continue-numbering="true" text:style-name="L1">
                          <text:list-item>
                            <text:p text:style-name="P37">Creation of test cases</text:p>
                          </text:list-item>
                          <text:list-item>
                            <text:p text:style-name="P37">Black-box testing</text:p>
                          </text:list-item>
                          <text:list-item>
                            <text:p text:style-name="P37">Reviews and team collaboration for verification increments in Scrum project</text:p>
                          </text:list-item>
                          <text:list-item>
                            <text:p text:style-name="P37">Writing, monitoring and closing the bug reports</text:p>
                          </text:list-item>
                        </text:list>
                        <text:p text:style-name="P31"><text:span text:style-name="T11">Technologies and tools:</text:span> Jira, Asana, JSON, Notepad++, MySQL, phpmyadmin, Postman, ISTQB </text:p>
                      </table:table-cell>
                      <table:covered-table-cell/>
                    </table:table-row>
                    <table:table-row table:style-name="Table2.3">
                      <table:table-cell table:style-name="Table2.A1" table:number-columns-spanned="2" office:value-type="string">
                        <text:p text:style-name="P10"><draw:line text:anchor-type="paragraph" draw:z-index="4" draw:style-name="gr3" draw:text-style-name="P43" svg:x1="0.0295in" svg:y1="0in" svg:x2="4.3795in" svg:y2="0in"><text:p/></draw:line></text:p>
                      </table:table-cell>
                      <table:covered-table-cell/>
                    </table:table-row>
                    <table:table-row>
                      <table:table-cell table:style-name="Table2.A1" office:value-type="string">
                        <text:p text:style-name="P13"><text:span text:style-name="T7">Company, City / </text:span><text:span text:style-name="T8">Position</text:span></text:p>
                      </table:table-cell>
                      <table:table-cell table:style-name="Table2.B1" office:value-type="string">
                        <text:p text:style-name="P14">period</text:p>
                      </table:table-cell>
                    </table:table-row>
                    <table:table-row>
                      <table:table-cell table:style-name="Table2.A1" table:number-columns-spanned="2" office:value-type="string">
                        <text:p text:style-name="P32">Responsibilities:</text:p>
                        <text:list xml:id="list27318715" text:continue-numbering="true" text:style-name="L1">
                          <text:list-item>
                            <text:p text:style-name="P37">…</text:p>
                          </text:list-item>
                        </text:list>
                        <text:p text:style-name="P33">Projects:</text:p>
                        <text:list xml:id="list27325778" text:continue-numbering="true" text:style-name="L1">
                          <text:list-item>
                            <text:p text:style-name="P37">...</text:p>
                          </text:list-item>
                        </text:list>
                        <text:p text:style-name="P30"><text:span text:style-name="T10">Technologies and tools</text:span>: <text:span text:style-name="T10">...</text:span></text:p>
                      </table:table-cell>
                      <table:covered-table-cell/>
                    </table:table-row>
                  </table:table>
                  <text:p text:style-name="P9"/>
                </table:table-cell>
              </table:table-row>
              <table:table-row>
                <table:table-cell table:style-name="CV-.A1" office:value-type="string">
                  <text:p text:style-name="P6">CERTIFICATIONS:</text:p>
                </table:table-cell>
              </table:table-row>
              <table:table-row>
                <table:table-cell table:style-name="CV-.A1" office:value-type="string">
                  <text:p text:style-name="P35">ISTQB <text:s/>International Software Testing Qualifications Board:</text:p>
                  <text:list xml:id="list9015181001529109806" text:style-name="L2">
                    <text:list-item>
                      <text:p text:style-name="P38">CTFL – Certified Tester Foundation Level</text:p>
                      <text:p text:style-name="P40"/>
                    </text:list-item>
                  </text:list>
                  <text:p text:style-name="P34"><text:span text:style-name="T6">GeekBrains </text:span><text:span text:style-name="T5">learning platform of online courses – </text:span><text:span text:style-name="T6">https://geekbrains.ru/users/??????</text:span></text:p>
                  <text:list xml:id="list27314531" text:continue-list="list27325778" text:style-name="L1">
                    <text:list-item>
                      <text:p text:style-name="P39">Fundamentals of programming</text:p>
                      <text:p text:style-name="P39"/>
                    </text:list-item>
                  </text:list>
                </table:table-cell>
              </table:table-row>
              <table:table-row>
                <table:table-cell table:style-name="CV-.A1" office:value-type="string">
                  <text:p text:style-name="P6">EDUCATION:</text:p>
                </table:table-cell>
              </table:table-row>
              <table:table-row>
                <table:table-cell table:style-name="CV-.A1" office:value-type="string">
                  <text:list xml:id="list8511705614105032927" text:style-name="L3">
                    <text:list-header>
                      <text:p text:style-name="P41">University, ???, ???<text:span text:style-name="T4">, C</text:span>ity period</text:p>
                    </text:list-header>
                  </text:list>
                </table:table-cell>
              </table:table-row>
            </table:table>
            <text:p text:style-name="P16"/>
          </table:table-cell>
        </table:table-row>
        <table:table-row>
          <table:table-cell table:style-name="Table1.A1" office:value-type="string">
            <text:p text:style-name="P11"><draw:rect text:anchor-type="paragraph" draw:z-index="1" draw:style-name="gr2" draw:text-style-name="P43" svg:width="5.6976in" svg:height="0.3012in" svg:x="2.5744in" svg:y="0.298in"><text:p/></draw:rect></text:p>
          </table:table-cell>
          <table:covered-table-cell/>
        </table:table-row>
        <table:table-row>
          <table:table-cell table:style-name="Table1.A1" office:value-type="string">
            <text:p text:style-name="P28">NAME</text:p>
          </table:table-cell>
          <table:covered-table-cell/>
        </table:table-row>
        <table:table-row>
          <table:table-cell table:style-name="Table1.A1" office:value-type="string">
            <text:p text:style-name="P28"/>
          </table:table-cell>
          <table:covered-table-cell/>
        </table:table-row>
        <table:table-row>
          <table:table-cell table:style-name="Table1.A1" office:value-type="string">
            <text:p text:style-name="P22">CONTACT DETAILS:</text:p>
          </table:table-cell>
          <table:covered-table-cell/>
        </table:table-row>
        <table:table-row>
          <table:table-cell table:style-name="Table1.A1" office:value-type="string">
            <text:p text:style-name="P29"><draw:rect text:anchor-type="paragraph" draw:z-index="2" draw:style-name="gr2" draw:text-style-name="P43" svg:width="5.6976in" svg:height="0.3012in" svg:x="2.5717in" svg:y="0.6299in"><text:p/></draw:rect></text:p>
          </table:table-cell>
          <table:covered-table-cell/>
        </table:table-row>
        <table:table-row>
          <table:table-cell table:style-name="Table1.A1" office:value-type="string">
            <text:p text:style-name="P23"/>
          </table:table-cell>
          <table:covered-table-cell/>
        </table:table-row>
        <table:table-row>
          <table:table-cell table:style-name="Table1.A1" office:value-type="string">
            <text:p text:style-name="P21">LANGUAGES:</text:p>
          </table:table-cell>
          <table:covered-table-cell/>
        </table:table-row>
        <table:table-row>
          <table:table-cell table:style-name="Table1.A1" office:value-type="string">
            <text:p text:style-name="P24">English</text:p>
            <text:p text:style-name="P24">Polish</text:p>
            <text:p text:style-name="P24">Russian</text:p>
            <text:p text:style-name="P24">Ukrainian</text:p>
          </table:table-cell>
          <table:covered-table-cell/>
        </table:table-row>
        <table:table-row>
          <table:table-cell table:style-name="Table1.A1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21"><draw:rect text:anchor-type="paragraph" draw:z-index="3" draw:style-name="gr2" draw:text-style-name="P43" svg:width="5.6976in" svg:height="0.3012in" svg:x="2.572in" svg:y="0.0547in"><text:p/></draw:rect></text:p>
          </table:table-cell>
          <table:covered-table-cell/>
        </table:table-row>
        <table:table-row>
          <table:table-cell table:style-name="Table1.A1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21"/>
          </table:table-cell>
          <table:covered-table-cell/>
        </table:table-row>
        <table:table-row>
          <table:table-cell table:style-name="Table1.A1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17"><text:line-break/></text:p>
            <text:p text:style-name="P17"/>
            <text:p text:style-name="P17"><draw:rect text:anchor-type="paragraph" draw:z-index="5" draw:style-name="gr2" draw:text-style-name="P43" svg:width="5.6976in" svg:height="0.3012in" svg:x="2.5717in" svg:y="0.0783in"><text:p/></draw:rect></text:p>
            <text:p text:style-name="P17"/>
          </table:table-cell>
          <table:covered-table-cell/>
        </table:table-row>
        <table:table-row>
          <table:table-cell table:style-name="Table1.A1" office:value-type="string">
            <text:p text:style-name="P18"/>
            <text:p text:style-name="P19"/>
            <text:p text:style-name="P19"/>
            <text:p text:style-name="P19"><draw:rect text:anchor-type="paragraph" draw:z-index="6" draw:style-name="gr2" draw:text-style-name="P43" svg:width="5.6976in" svg:height="0.3012in" svg:x="2.572in" svg:y="0.0283in"><text:p/></draw:rect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26"/>
            <text:p text:style-name="P19"/>
            <text:p text:style-name="P19"/>
            <text:p text:style-name="P19"/>
            <text:p text:style-name="P36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99ff33" draw:end-color="#66cc00" draw:start-intensity="100%" draw:end-intensity="85%" draw:angle="2700" draw:border="0%"/>
    <draw:opacity draw:name="Transparency_20_1" draw:display-name="Transparency 1" draw:style="linear" draw:start="100%" draw:end="65%" draw:angle="2700" draw:border="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9DT4H22M45S</meta:editing-duration>
    <meta:editing-cycles>160</meta:editing-cycles>
    <meta:generator>OpenOffice/4.1.3$Win32 OpenOffice.org_project/413m1$Build-9783</meta:generator>
    <dc:date>2018-03-21T07:12:25.41</dc:date>
    <dc:creator>Andrii Stepura</dc:creator>
    <meta:printed-by>Stepura Andrii</meta:printed-by>
    <meta:print-date>2016-06-11T22:17:43.76</meta:print-date>
    <meta:document-statistic meta:table-count="4" meta:image-count="0" meta:object-count="0" meta:page-count="1" meta:paragraph-count="50" meta:word-count="183" meta:character-count="1259"/>
    <meta:user-defined meta:name="Info 1"/>
    <meta:user-defined meta:name="Info 2"/>
    <meta:user-defined meta:name="Info 3"/>
    <meta:user-defined meta:name="Info 4"/>
  </office:meta>
</office:document-meta>
</file>